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09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1.921cm" fo:break-before="auto" style:use-optimal-row-height="false"/>
    </style:style>
    <style:style style:name="ro4" style:family="table-row">
      <style:table-row-properties style:row-height="1.842cm" fo:break-before="auto" style:use-optimal-row-height="false"/>
    </style:style>
    <style:style style:name="ro5" style:family="table-row">
      <style:table-row-properties style:row-height="1.762cm" fo:break-before="auto" style:use-optimal-row-height="false"/>
    </style:style>
    <style:style style:name="ro6" style:family="table-row">
      <style:table-row-properties style:row-height="1.658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316cm" fo:break-before="auto" style:use-optimal-row-height="false"/>
    </style:style>
    <style:style style:name="ro9" style:family="table-row">
      <style:table-row-properties style:row-height="1.894cm" fo:break-before="auto" style:use-optimal-row-height="false"/>
    </style:style>
    <style:style style:name="ro10" style:family="table-row">
      <style:table-row-properties style:row-height="3.08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wrap-option="wrap" fo:border="0.088cm solid #000000" style:vertical-align="middle"/>
      <style:paragraph-properties fo:text-align="start" fo:margin-left="0cm"/>
      <style:text-properties fo:color="#ff66cc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7826" fo:wrap-option="wrap"/>
      <style:text-properties fo:color="#ff99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7826"/>
      <style:text-properties fo:color="#ff9900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ize="15pt" style:font-size-asian="15pt" style:font-size-complex="15pt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4"/>
        <table:table-row table:style-name="ro1">
          <table:table-cell table:style-name="ce1" office:value-type="string">
            <text:p>Attr.Name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Wert</text:p>
          </table:table-cell>
          <table:table-cell table:number-columns-repeated="1021"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table:number-columns-repeated="1022"/>
        </table:table-row>
        <table:table-row table:style-name="ro2">
          <table:table-cell office:value-type="string">
            <text:p>Beschreibung</text:p>
          </table:table-cell>
          <table:table-cell office:value-type="string">
            <text:p>Text</text:p>
          </table:table-cell>
          <table:table-cell table:number-columns-repeated="1022"/>
        </table:table-row>
        <table:table-row table:style-name="ro2">
          <table:table-cell office:value-type="string">
            <text:p>Bild</text:p>
          </table:table-cell>
          <table:table-cell office:value-type="string">
            <text:p>SlateBrush</text:p>
          </table:table-cell>
          <table:table-cell table:number-columns-repeated="1022"/>
        </table:table-row>
        <table:table-row table:style-name="ro3">
          <table:table-cell office:value-type="string">
            <text:p>Leben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4">
          <table:table-cell office:value-type="string">
            <text:p>(Basis-)Lichtwert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5">
          <table:table-cell office:value-type="string">
            <text:p>Schaden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5">
          <table:table-cell office:value-type="string">
            <text:p>Angriffsgeschwindigkeit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6">
          <table:table-cell office:value-type="string">
            <text:p>Rüstung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7">
          <table:table-cell office:value-type="string">
            <text:p>Geschwindigkeit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8">
          <table:table-cell office:value-type="string">
            <text:p>bAmLeben?</text:p>
          </table:table-cell>
          <table:table-cell office:value-type="string">
            <text:p>Bool</text:p>
          </table:table-cell>
          <table:table-cell table:style-name="ce3"/>
          <table:table-cell table:number-columns-repeated="1021"/>
        </table:table-row>
        <table:table-row table:style-name="ro8">
          <table:table-cell office:value-type="string">
            <text:p>Aggro Reichweite</text:p>
          </table:table-cell>
          <table:table-cell office:value-type="string">
            <text:p>Float</text:p>
          </table:table-cell>
          <table:table-cell table:style-name="ce3"/>
          <table:table-cell table:number-columns-repeated="1021"/>
        </table:table-row>
        <table:table-row table:style-name="ro9">
          <table:table-cell office:value-type="string">
            <text:p>Prioritätsziel</text:p>
          </table:table-cell>
          <table:table-cell office:value-type="string">
            <text:p>ENUM</text:p>
          </table:table-cell>
          <table:table-cell office:value-type="string">
            <text:p>(None, Lichtmenschen, Schattenmenschen, Tierwelt)</text:p>
          </table:table-cell>
          <table:table-cell table:number-columns-repeated="1021"/>
        </table:table-row>
        <table:table-row table:style-name="ro6">
          <table:table-cell office:value-type="string">
            <text:p>Fraktion</text:p>
          </table:table-cell>
          <table:table-cell office:value-type="string">
            <text:p>ENUM </text:p>
          </table:table-cell>
          <table:table-cell office:value-type="string">
            <text:p>(None, Lichtmenschen, Schattenmenschen, Tierwelt)</text:p>
          </table:table-cell>
          <table:table-cell table:number-columns-repeated="1021"/>
        </table:table-row>
        <table:table-row table:style-name="ro10">
          <table:table-cell table:style-name="ce3" table:number-columns-repeated="3"/>
          <table:table-cell table:number-columns-repeated="1021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.09.2019</text:date>, <text:time>21:5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31:02.52</meta:creation-date>
    <dc:date>2019-09-09T21:50:56.90</dc:date>
    <meta:editing-duration>PT2H49M32S</meta:editing-duration>
    <meta:editing-cycles>4</meta:editing-cycles>
    <meta:generator>OpenOffice/4.1.6$Win32 OpenOffice.org_project/416m1$Build-9790</meta:generator>
    <meta:document-statistic meta:table-count="3" meta:cell-count="31" meta:object-count="0"/>
  </office:meta>
</office:document-meta>
</file>